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10001" number:language="en" number:country="CA">
      <number:number number:decimal-places="0" number:min-decimal-places="0" number:min-integer-digits="1"/>
    </number:number-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</style:style>
    <style:style style:name="ce8" style:family="table-cell" style:parent-style-name="Default" style:data-style-name="N1">
      <style:table-cell-properties fo:background-color="#dddddd" style:text-align-source="fix" style:repeat-content="false" style:vertical-align="top"/>
      <style:paragraph-properties fo:text-align="end" fo:margin-left="0cm"/>
      <style:text-properties fo:font-size="6pt" style:font-size-asian="6pt" style:font-size-complex="6pt"/>
    </style:style>
    <style:style style:name="ce9" style:family="table-cell" style:parent-style-name="Default" style:data-style-name="N1">
      <style:table-cell-properties fo:border-bottom="none" fo:background-color="#dddddd" style:text-align-source="fix" style:repeat-content="false" fo:border-left="none" fo:border-right="none" fo:border-top="0.74pt dotted #000000" style:vertical-align="top"/>
      <style:paragraph-properties fo:text-align="end" fo:margin-left="0cm"/>
      <style:text-properties fo:font-size="6pt" style:font-size-asian="6pt" style:font-size-complex="6pt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0.74pt dotte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dotted #000000" fo:border-top="0.74pt dotte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3" style:family="table-cell" style:parent-style-name="Default" style:data-style-name="N1">
      <style:table-cell-properties fo:border-bottom="none" fo:background-color="#dddddd" style:text-align-source="fix" style:repeat-content="false" fo:border-left="none" fo:border-right="0.74pt dotted #000000" fo:border-top="none" style:vertical-align="top"/>
      <style:paragraph-properties fo:text-align="end" fo:margin-left="0cm"/>
      <style:text-properties fo:font-size="6pt" style:font-size-asian="6pt" style:font-size-complex="6pt"/>
    </style:style>
    <style:style style:name="ce14" style:family="table-cell" style:parent-style-name="Default" style:data-style-name="N10110">
      <style:table-cell-properties fo:border-bottom="none" style:text-align-source="fix" style:repeat-content="false" fo:border-left="none" fo:border-right="0.74pt dotted #000000" fo:border-top="0.74pt dotte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dotte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7" style:family="table-cell" style:parent-style-name="Default" style:data-style-name="N10001">
      <style:table-cell-properties fo:background-color="#dddddd" style:text-align-source="fix" style:repeat-content="false" fo:wrap-option="no-wrap" style:vertical-align="top"/>
      <style:paragraph-properties fo:text-align="end" fo:margin-left="0cm"/>
      <style:text-properties fo:font-size="6pt" style:font-size-asian="6pt" style:font-size-complex="6pt"/>
    </style:style>
    <style:style style:name="ce18" style:family="table-cell" style:parent-style-name="Default">
      <style:table-cell-properties style:vertical-align="top"/>
    </style:style>
    <style:style style:name="gr1" style:family="graphic">
      <style:graphic-properties draw:textarea-horizontal-align="center" draw:textarea-vertical-align="middle"/>
      <style:paragraph-properties fo:text-align="center"/>
    </style:style>
    <style:style style:name="gr2" style:family="graphic">
      <style:graphic-properties svg:stroke-width="0cm" svg:stroke-color="#5b277d" draw:marker-start-width="0.2cm" draw:marker-end-width="0.2cm" draw:textarea-horizontal-align="center" draw:textarea-vertical-align="middle" fo:padding-top="0cm" fo:padding-bottom="0cm" fo:padding-left="0cm" fo:padding-right="0cm"/>
      <style:paragraph-properties fo:text-align="center"/>
    </style:style>
    <style:style style:name="gr3" style:family="graphic">
      <style:graphic-properties svg:stroke-color="#ff0000" draw:textarea-horizontal-align="center" draw:textarea-vertical-align="middle"/>
      <style:paragraph-properties fo:text-align="center"/>
    </style:style>
    <style:style style:name="gr4" style:family="graphic">
      <style:graphic-properties svg:stroke-color="#355269" draw:textarea-horizontal-align="center" draw:textarea-vertical-align="middle"/>
      <style:paragraph-properties fo:text-align="center"/>
    </style:style>
    <style:style style:name="gr5" style:family="graphic">
      <style:graphic-properties svg:stroke-color="#ffaa95" draw:textarea-horizontal-align="center" draw:textarea-vertical-align="middle"/>
      <style:paragraph-properties fo:text-align="center"/>
    </style:style>
    <style:style style:name="gr6" style:family="graphic">
      <style:graphic-properties svg:stroke-color="#ff8000" draw:textarea-horizontal-align="center" draw:textarea-vertical-align="middle"/>
      <style:paragraph-properties fo:text-align="center"/>
    </style:style>
    <style:style style:name="gr7" style:family="graphic">
      <style:graphic-properties svg:stroke-color="#b85c00" draw:textarea-horizontal-align="center" draw:textarea-vertical-align="middle"/>
      <style:paragraph-properties fo:text-align="center"/>
    </style:style>
    <style:style style:name="P1" style:family="paragraph"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name="Line 1" draw:style-name="gr1" draw:text-style-name="P1" svg:x1="4.001cm" svg:y1="3.973cm" svg:x2="5.006cm" svg:y2="1.99cm">
            <text:p/>
          </draw:line>
          <draw:line draw:z-index="1" draw:name="Line 2" draw:style-name="gr1" draw:text-style-name="P1" svg:x1="4.995cm" svg:y1="2cm" svg:x2="5.992cm" svg:y2="4.022cm">
            <text:p/>
          </draw:line>
          <draw:line draw:z-index="2" draw:name="Line 7" draw:style-name="gr2" draw:text-style-name="P1" svg:x1="4.011cm" svg:y1="4cm" svg:x2="6cm" svg:y2="3.99cm">
            <text:p/>
          </draw:line>
          <draw:line draw:z-index="3" draw:name="Line 3" draw:style-name="gr3" draw:text-style-name="P1" svg:x1="3.99cm" svg:y1="3.99cm" svg:x2="1.99cm" svg:y2="5.32cm">
            <text:p/>
          </draw:line>
          <draw:line draw:z-index="4" draw:name="Line 4" draw:style-name="gr3" draw:text-style-name="P1" svg:x1="1.99cm" svg:y1="5.323cm" svg:x2="2.99cm" svg:y2="5.983cm">
            <text:p/>
          </draw:line>
          <draw:line draw:z-index="5" draw:name="Line 6" draw:style-name="gr3" draw:text-style-name="P1" svg:x1="2.995cm" svg:y1="5.99cm" svg:x2="5.995cm" svg:y2="3.99cm">
            <text:p/>
          </draw:line>
          <draw:line draw:z-index="6" draw:name="Line 5" draw:style-name="gr4" draw:text-style-name="P1" svg:x1="3.99cm" svg:y1="3.99cm" svg:x2="4.984cm" svg:y2="5.99cm">
            <text:p/>
          </draw:line>
          <draw:line draw:z-index="7" draw:name="Line 8" draw:style-name="gr4" draw:text-style-name="P1" svg:x1="4.984cm" svg:y1="6.001cm" svg:x2="6cm" svg:y2="3.979cm">
            <text:p/>
          </draw:line>
          <draw:line draw:z-index="8" draw:name="Line 9" draw:style-name="gr5" draw:text-style-name="P1" svg:x1="3.967cm" svg:y1="4.011cm" svg:x2="7.006cm" svg:y2="1.979cm">
            <text:p/>
          </draw:line>
          <draw:line draw:z-index="9" draw:name="Line 10" draw:style-name="gr5" draw:text-style-name="P1" svg:x1="6.995cm" svg:y1="1.99cm" svg:x2="7.979cm" svg:y2="2.635cm">
            <text:p/>
          </draw:line>
          <draw:line draw:z-index="10" draw:name="Line 12" draw:style-name="gr5" draw:text-style-name="P1" svg:x1="7.979cm" svg:y1="2.656cm" svg:x2="6cm" svg:y2="3.99cm">
            <text:p/>
          </draw:line>
          <draw:line draw:z-index="11" draw:name="Line 11" draw:style-name="gr6" draw:text-style-name="P1" svg:x1="4cm" svg:y1="3.99cm" svg:x2="1.99cm" svg:y2="2.646cm">
            <text:p/>
          </draw:line>
          <draw:line draw:z-index="12" draw:name="Line 13" draw:style-name="gr6" draw:text-style-name="P1" svg:x1="1.99cm" svg:y1="2.667cm" svg:x2="2.994cm" svg:y2="1.99cm">
            <text:p/>
          </draw:line>
          <draw:line draw:z-index="13" draw:name="Line 14" draw:style-name="gr6" draw:text-style-name="P1" svg:x1="2.983cm" svg:y1="2.001cm" svg:x2="5.989cm" svg:y2="3.99cm">
            <text:p/>
          </draw:line>
          <draw:line draw:z-index="14" draw:name="Line 15" draw:style-name="gr7" draw:text-style-name="P1" svg:x1="3.978cm" svg:y1="3.99cm" svg:x2="6.983cm" svg:y2="5.99cm">
            <text:p/>
          </draw:line>
          <draw:line draw:z-index="15" draw:name="Line 16" draw:style-name="gr7" draw:text-style-name="P1" svg:x1="6.984cm" svg:y1="5.991cm" svg:x2="7.989cm" svg:y2="5.313cm">
            <text:p/>
          </draw:line>
          <draw:line draw:z-index="16" draw:name="Line 17" draw:style-name="gr7" draw:text-style-name="P1" svg:x1="8.001cm" svg:y1="5.313cm" svg:x2="5.979cm" svg:y2="3.991cm">
            <text:p/>
          </draw:line>
        </table:shapes>
        <table:table-column table:style-name="co1" table:number-columns-repeated="1024" table:default-cell-style-name="Default"/>
        <table:table-row table:style-name="ro1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1" table:number-columns-repeated="2"/>
          <table:table-cell table:style-name="ce4"/>
          <table:table-cell table:style-name="ce2"/>
          <table:table-cell table:style-name="ce18" office:value-type="string" calcext:value-type="string">
            <text:p>Blue: [1,2]</text:p>
            <text:p>Purple: [1,0]</text:p>
            <text:p>Red: [-3, -2]</text:p>
            <text:p/>
          </table:table-cell>
          <table:table-cell table:style-name="ce18"/>
          <table:table-cell table:number-columns-repeated="101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2"/>
          <table:table-cell table:style-name="ce14"/>
          <table:table-cell table:style-name="ce16"/>
          <table:table-cell table:style-name="ce2"/>
          <table:table-cell table:style-name="ce18" office:value-type="string" calcext:value-type="string">
            <text:p>0 bounces:</text:p>
            <text:p>[1, 0]</text:p>
          </table:table-cell>
          <table:table-cell table:style-name="ce18" office:value-type="string" calcext:value-type="string">
            <text:p><text:span text:style-name="T1">2 bounces:</text:span></text:p>
            <text:p><text:span text:style-name="T1">[3, 2]</text:span></text:p>
            <text:p><text:span text:style-name="T1">[3, -2]</text:span></text:p>
            <text:p><text:span text:style-name="T1">[-3, 2]</text:span></text:p>
            <text:p><text:span text:style-name="T1">[-3, -2]</text:span></text:p>
          </table:table-cell>
          <table:table-cell table:number-columns-repeated="1017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2"/>
          <table:table-cell table:style-name="ce18" office:value-type="string" calcext:value-type="string">
            <text:p>1 bounce:</text:p>
            <text:p>[1, 2]</text:p>
            <text:p>[1, -2]</text:p>
          </table:table-cell>
          <table:table-cell table:style-name="ce18"/>
          <table:table-cell table:number-columns-repeated="1017"/>
        </table:table-row>
        <table:table-row table:style-name="ro1" table:number-rows-repeated="2">
          <table:table-cell table:style-name="ce1" table:number-columns-repeated="7"/>
          <table:table-cell table:number-columns-repeated="1017"/>
        </table:table-row>
        <table:table-row table:style-name="ro1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number:min-decimal-places="1" number:min-integer-digits="1"/>
    </number:number-style>
    <number:number-style style:name="N10118" number:language="en" number:country="CA">
      <number:number number:decimal-places="7" number:min-decimal-places="7" number:min-integer-digits="1" number:grouping="true"/>
    </number:number-style>
    <number:currency-style style:name="N10110P0" style:volatile="true" number:language="en" number:country="CA">
      <number:number number:decimal-places="2" number:min-decimal-places="2" number:min-integer-digits="1" number:grouping="true"/>
      <number:text> </number:text>
      <number:currency-symbol>ZWD</number:currency-symbol>
    </number:currency-style>
    <number:currency-style style:name="N10110" number:language="en" number:country="CA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ZWD</number:currency-symbol>
      <style:map style:condition="value()&gt;=0" style:apply-style-name="N10110P0"/>
    </number:currency-style>
    <number:currency-style style:name="N10112P0" style:volatile="true" number:language="en" number:country="CA">
      <number:currency-symbol number:language="ar" number:country="AE">د.إ‏</number:currency-symbol>
      <number:text> </number:text>
      <number:number number:decimal-places="2" number:min-decimal-places="2" number:min-integer-digits="1" number:grouping="true"/>
    </number:currency-style>
    <number:currency-style style:name="N10112" number:language="en" number:country="CA">
      <style:text-properties fo:color="#ff0000"/>
      <number:currency-symbol number:language="ar" number:country="AE">د.إ‏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0112P0"/>
    </number:currency-style>
    <number:number-style style:name="N10113" number:language="en" number:country="CA">
      <number:number number:decimal-places="1" number:min-decimal-places="1" number:min-integer-digits="1" number:grouping="true"/>
    </number:number-style>
    <number:number-style style:name="N10114" number:language="en" number:country="CA">
      <number:number number:decimal-places="3" number:min-decimal-places="3" number:min-integer-digits="1" number:grouping="true"/>
    </number:number-style>
    <number:number-style style:name="N10115" number:language="en" number:country="CA">
      <number:number number:decimal-places="4" number:min-decimal-places="4" number:min-integer-digits="1" number:grouping="true"/>
    </number:number-style>
    <number:number-style style:name="N10116" number:language="en" number:country="CA">
      <number:number number:decimal-places="5" number:min-decimal-places="5" number:min-integer-digits="1" number:grouping="true"/>
    </number:number-style>
    <number:number-style style:name="N10117" number:language="en" number:country="CA">
      <number:number number:decimal-places="6" number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5">0000-00-00</text:date>, <text:time style:data-style-name="N2" text:time-value="17:47:47.35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5T03:12:49.478000000</meta:creation-date>
    <dc:date>2022-09-25T18:08:44.573000000</dc:date>
    <meta:editing-duration>PT37M31S</meta:editing-duration>
    <meta:editing-cycles>5</meta:editing-cycles>
    <meta:generator>LibreOffice/7.3.2.2$Windows_X86_64 LibreOffice_project/49f2b1bff42cfccbd8f788c8dc32c1c309559be0</meta:generator>
    <meta:document-statistic meta:table-count="1" meta:cell-count="10" meta:object-count="17"/>
  </office:meta>
</office:document-meta>
</file>